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0.8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rsion parallèle" table:style-name="ta1">
        <table:shapes>
          <draw:frame draw:z-index="0" draw:style-name="gr1" draw:text-style-name="P1" svg:width="4.3894in" svg:height="2.4689in" svg:x="3.761in" svg:y="0.0331in">
            <draw:object draw:notify-on-update-of-ranges="'Version parallèle'.A1:'Version parallèle'.A1 'Version parallèle'.A2:'Version parallèle'.A25 'Version parallèle'.B1:'Version parallèle'.B1 'Version parallèle'.B2:'Version parallèle'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3598in" svg:height="2.4508in" svg:x="3.7768in" svg:y="2.6996in">
            <draw:object draw:notify-on-update-of-ranges="'Version parallèle'.A1:'Version parallèle'.A1 'Version parallèle'.A2:'Version parallèle'.A25 'Version parallèle'.C1:'Version parallèle'.C1 'Version parallèle'.C2:'Version parallèle'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OMP_NUM_THREAD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31519" calcext:value-type="float">
            <text:p>2.431519</text:p>
          </table:table-cell>
          <table:table-cell table:formula="of:=2.431519/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80073" calcext:value-type="float">
            <text:p>1.580073</text:p>
          </table:table-cell>
          <table:table-cell table:formula="of:=2.431519/[.B3]" office:value-type="float" office:value="1.53886497649159" calcext:value-type="float">
            <text:p>1.53886497649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06451" calcext:value-type="float">
            <text:p>1.406451</text:p>
          </table:table-cell>
          <table:table-cell table:formula="of:=2.431519/[.B4]" office:value-type="float" office:value="1.72883306990432" calcext:value-type="float">
            <text:p>1.728833069904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8545" calcext:value-type="float">
            <text:p>1.428545</text:p>
          </table:table-cell>
          <table:table-cell table:formula="of:=2.431519/[.B5]" office:value-type="float" office:value="1.70209478875359" calcext:value-type="float">
            <text:p>1.70209478875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51467" calcext:value-type="float">
            <text:p>1.551467</text:p>
          </table:table-cell>
          <table:table-cell table:formula="of:=2.431519/[.B6]" office:value-type="float" office:value="1.5672386199642" calcext:value-type="float">
            <text:p>1.56723861996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79755" calcext:value-type="float">
            <text:p>1.379755</text:p>
          </table:table-cell>
          <table:table-cell table:formula="of:=2.431519/[.B7]" office:value-type="float" office:value="1.76228315896663" calcext:value-type="float">
            <text:p>1.762283158966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6638" calcext:value-type="float">
            <text:p>1.476638</text:p>
          </table:table-cell>
          <table:table-cell table:formula="of:=2.431519/[.B8]" office:value-type="float" office:value="1.64665882904273" calcext:value-type="float">
            <text:p>1.646658829042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86293" calcext:value-type="float">
            <text:p>1.386293</text:p>
          </table:table-cell>
          <table:table-cell table:formula="of:=2.431519/[.B9]" office:value-type="float" office:value="1.75397192368424" calcext:value-type="float">
            <text:p>1.75397192368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86124" calcext:value-type="float">
            <text:p>1.686124</text:p>
          </table:table-cell>
          <table:table-cell table:formula="of:=2.431519/[.B10]" office:value-type="float" office:value="1.44207602762312" calcext:value-type="float">
            <text:p>1.442076027623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64361" calcext:value-type="float">
            <text:p>1.564361</text:p>
          </table:table-cell>
          <table:table-cell table:formula="of:=2.431519/[.B11]" office:value-type="float" office:value="1.55432090163332" calcext:value-type="float">
            <text:p>1.554320901633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31925" calcext:value-type="float">
            <text:p>1.531925</text:p>
          </table:table-cell>
          <table:table-cell table:formula="of:=2.431519/[.B12]" office:value-type="float" office:value="1.58723109812817" calcext:value-type="float">
            <text:p>1.587231098128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29786" calcext:value-type="float">
            <text:p>1.529786</text:p>
          </table:table-cell>
          <table:table-cell table:formula="of:=2.431519/[.B13]" office:value-type="float" office:value="1.58945041986265" calcext:value-type="float">
            <text:p>1.589450419862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2002" calcext:value-type="float">
            <text:p>1.52002</text:p>
          </table:table-cell>
          <table:table-cell table:formula="of:=2.431519/[.B14]" office:value-type="float" office:value="1.59966250444073" calcext:value-type="float">
            <text:p>1.599662504440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07422" calcext:value-type="float">
            <text:p>1.607422</text:p>
          </table:table-cell>
          <table:table-cell table:formula="of:=2.431519/[.B15]" office:value-type="float" office:value="1.51268241942688" calcext:value-type="float">
            <text:p>1.512682419426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1307" calcext:value-type="float">
            <text:p>1.51307</text:p>
          </table:table-cell>
          <table:table-cell table:formula="of:=2.431519/[.B16]" office:value-type="float" office:value="1.60701025068239" calcext:value-type="float">
            <text:p>1.607010250682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01148" calcext:value-type="float">
            <text:p>1.501148</text:p>
          </table:table-cell>
          <table:table-cell table:formula="of:=2.431519/[.B17]" office:value-type="float" office:value="1.61977300039703" calcext:value-type="float">
            <text:p>1.619773000397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25245" calcext:value-type="float">
            <text:p>1.525245</text:p>
          </table:table-cell>
          <table:table-cell table:formula="of:=2.431519/[.B18]" office:value-type="float" office:value="1.59418257394714" calcext:value-type="float">
            <text:p>1.594182573947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24746" calcext:value-type="float">
            <text:p>1.524746</text:p>
          </table:table-cell>
          <table:table-cell table:formula="of:=2.431519/[.B19]" office:value-type="float" office:value="1.59470429828968" calcext:value-type="float">
            <text:p>1.594704298289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37244" calcext:value-type="float">
            <text:p>1.537244</text:p>
          </table:table-cell>
          <table:table-cell table:formula="of:=2.431519/[.B20]" office:value-type="float" office:value="1.58173913835409" calcext:value-type="float">
            <text:p>1.581739138354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636053" calcext:value-type="float">
            <text:p>1.636053</text:p>
          </table:table-cell>
          <table:table-cell table:formula="of:=2.431519/[.B21]" office:value-type="float" office:value="1.48621041005395" calcext:value-type="float">
            <text:p>1.486210410053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34472" calcext:value-type="float">
            <text:p>1.534472</text:p>
          </table:table-cell>
          <table:table-cell table:formula="of:=2.431519/[.B22]" office:value-type="float" office:value="1.58459652571047" calcext:value-type="float">
            <text:p>1.584596525710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27455" calcext:value-type="float">
            <text:p>1.527455</text:p>
          </table:table-cell>
          <table:table-cell table:formula="of:=2.431519/[.B23]" office:value-type="float" office:value="1.59187602908105" calcext:value-type="float">
            <text:p>1.591876029081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38002" calcext:value-type="float">
            <text:p>1.538002</text:p>
          </table:table-cell>
          <table:table-cell table:formula="of:=2.431519/[.B24]" office:value-type="float" office:value="1.58095958262733" calcext:value-type="float">
            <text:p>1.580959582627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02409" calcext:value-type="float">
            <text:p>1.502409</text:p>
          </table:table-cell>
          <table:table-cell table:formula="of:=2.431519/[.B25]" office:value-type="float" office:value="1.61841349459435" calcext:value-type="float">
            <text:p>1.61841349459435</text:p>
          </table:table-cell>
        </table:table-row>
      </table:table>
      <table:table table:name="Version séquentielle" table:style-name="ta1">
        <table:shapes>
          <draw:frame draw:z-index="0" draw:style-name="gr1" draw:text-style-name="P1" svg:width="4.3902in" svg:height="2.4693in" svg:x="3.6606in" svg:y="0.0197in">
            <draw:object draw:notify-on-update-of-ranges="'Version séquentielle'.A1:'Version séquentielle'.A1 'Version séquentielle'.A2:'Version séquentielle'.A25 'Version séquentielle'.B1:'Version séquentielle'.B1 'Version séquentielle'.B2:'Version séquentielle'.B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.3909in" svg:height="2.4697in" svg:x="3.6787in" svg:y="2.5606in">
            <draw:object draw:notify-on-update-of-ranges="'Version séquentielle'.A1:'Version séquentielle'.A1 'Version séquentielle'.A2:'Version séquentielle'.A25 'Version séquentielle'.C1:'Version séquentielle'.C1 'Version séquentielle'.C2:'Version séquentielle'.C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OMP_NUM_THREAD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664288" calcext:value-type="float">
            <text:p>24.664288</text:p>
          </table:table-cell>
          <table:table-cell table:formula="of:=24.664288/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162463" calcext:value-type="float">
            <text:p>25.162463</text:p>
          </table:table-cell>
          <table:table-cell table:formula="of:=24.664288/[.B3]" office:value-type="float" office:value="0.980201659909048" calcext:value-type="float">
            <text:p>0.9802016599090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773503" calcext:value-type="float">
            <text:p>24.773503</text:p>
          </table:table-cell>
          <table:table-cell table:formula="of:=24.664288/[.B4]" office:value-type="float" office:value="0.995591459148914" calcext:value-type="float">
            <text:p>0.9955914591489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833193" calcext:value-type="float">
            <text:p>24.833193</text:p>
          </table:table-cell>
          <table:table-cell table:formula="of:=24.664288/[.B5]" office:value-type="float" office:value="0.993198417940053" calcext:value-type="float">
            <text:p>0.9931984179400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848926" calcext:value-type="float">
            <text:p>25.848926</text:p>
          </table:table-cell>
          <table:table-cell table:formula="of:=24.664288/[.B6]" office:value-type="float" office:value="0.95417070713112" calcext:value-type="float">
            <text:p>0.954170707131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807469" calcext:value-type="float">
            <text:p>24.807469</text:p>
          </table:table-cell>
          <table:table-cell table:formula="of:=24.664288/[.B7]" office:value-type="float" office:value="0.994228310836547" calcext:value-type="float">
            <text:p>0.9942283108365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584164" calcext:value-type="float">
            <text:p>24.584164</text:p>
          </table:table-cell>
          <table:table-cell table:formula="of:=24.664288/[.B8]" office:value-type="float" office:value="1.00325917122909" calcext:value-type="float">
            <text:p>1.003259171229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.680035" calcext:value-type="float">
            <text:p>24.680035</text:p>
          </table:table-cell>
          <table:table-cell table:formula="of:=24.664288/[.B9]" office:value-type="float" office:value="0.999361953903226" calcext:value-type="float">
            <text:p>0.9993619539032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588707" calcext:value-type="float">
            <text:p>25.588707</text:p>
          </table:table-cell>
          <table:table-cell table:formula="of:=24.664288/[.B10]" office:value-type="float" office:value="0.963873946424882" calcext:value-type="float">
            <text:p>0.9638739464248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843454" calcext:value-type="float">
            <text:p>24.843454</text:p>
          </table:table-cell>
          <table:table-cell table:formula="of:=24.664288/[.B11]" office:value-type="float" office:value="0.992788200867722" calcext:value-type="float">
            <text:p>0.9927882008677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903329" calcext:value-type="float">
            <text:p>24.903329</text:p>
          </table:table-cell>
          <table:table-cell table:formula="of:=24.664288/[.B12]" office:value-type="float" office:value="0.990401243143035" calcext:value-type="float">
            <text:p>0.9904012431430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.634035" calcext:value-type="float">
            <text:p>24.634035</text:p>
          </table:table-cell>
          <table:table-cell table:formula="of:=24.664288/[.B13]" office:value-type="float" office:value="1.00122809762997" calcext:value-type="float">
            <text:p>1.001228097629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.793837" calcext:value-type="float">
            <text:p>24.793837</text:p>
          </table:table-cell>
          <table:table-cell table:formula="of:=24.664288/[.B14]" office:value-type="float" office:value="0.994774951533319" calcext:value-type="float">
            <text:p>0.994774951533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604963" calcext:value-type="float">
            <text:p>24.604963</text:p>
          </table:table-cell>
          <table:table-cell table:formula="of:=24.664288/[.B15]" office:value-type="float" office:value="1.00241109893154" calcext:value-type="float">
            <text:p>1.002411098931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309304" calcext:value-type="float">
            <text:p>25.309304</text:p>
          </table:table-cell>
          <table:table-cell table:formula="of:=24.664288/[.B16]" office:value-type="float" office:value="0.974514668597762" calcext:value-type="float">
            <text:p>0.9745146685977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772815" calcext:value-type="float">
            <text:p>24.772815</text:p>
          </table:table-cell>
          <table:table-cell table:formula="of:=24.664288/[.B17]" office:value-type="float" office:value="0.995619109091962" calcext:value-type="float">
            <text:p>0.9956191090919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957447" calcext:value-type="float">
            <text:p>24.957447</text:p>
          </table:table-cell>
          <table:table-cell table:formula="of:=24.664288/[.B18]" office:value-type="float" office:value="0.988253646296434" calcext:value-type="float">
            <text:p>0.9882536462964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79929" calcext:value-type="float">
            <text:p>25.79929</text:p>
          </table:table-cell>
          <table:table-cell table:formula="of:=24.664288/[.B19]" office:value-type="float" office:value="0.95600646374377" calcext:value-type="float">
            <text:p>0.956006463743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.997959" calcext:value-type="float">
            <text:p>24.997959</text:p>
          </table:table-cell>
          <table:table-cell table:formula="of:=24.664288/[.B20]" office:value-type="float" office:value="0.986652070275017" calcext:value-type="float">
            <text:p>0.986652070275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901127" calcext:value-type="float">
            <text:p>24.901127</text:p>
          </table:table-cell>
          <table:table-cell table:formula="of:=24.664288/[.B21]" office:value-type="float" office:value="0.990488824060052" calcext:value-type="float">
            <text:p>0.9904888240600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.727305" calcext:value-type="float">
            <text:p>24.727305</text:p>
          </table:table-cell>
          <table:table-cell table:formula="of:=24.664288/[.B22]" office:value-type="float" office:value="0.997451521708492" calcext:value-type="float">
            <text:p>0.9974515217084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.965422" calcext:value-type="float">
            <text:p>25.965422</text:p>
          </table:table-cell>
          <table:table-cell table:formula="of:=24.664288/[.B23]" office:value-type="float" office:value="0.949889741826649" calcext:value-type="float">
            <text:p>0.9498897418266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737303" calcext:value-type="float">
            <text:p>24.737303</text:p>
          </table:table-cell>
          <table:table-cell table:formula="of:=24.664288/[.B24]" office:value-type="float" office:value="0.997048384781478" calcext:value-type="float">
            <text:p>0.9970483847814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701368" calcext:value-type="float">
            <text:p>25.701368</text:p>
          </table:table-cell>
          <table:table-cell table:formula="of:=24.664288/[.B25]" office:value-type="float" office:value="0.959648840481954" calcext:value-type="float">
            <text:p>0.959648840481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6:31:19.638705650</meta:creation-date>
    <dc:date>2025-04-09T17:21:11.140491325</dc:date>
    <meta:editing-duration>PT6M35S</meta:editing-duration>
    <meta:editing-cycles>1</meta:editing-cycles>
    <meta:document-statistic meta:table-count="2" meta:cell-count="150" meta:object-count="4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5cm" svg:height="6.272cm" xlink:href=".." xlink:type="simple" chart:class="chart:scatter" chart:style-name="ch1">
        <chart:title svg:x="4.883cm" svg:y="0.261cm" chart:style-name="ch2">
          <text:p>Durée</text:p>
        </chart:title>
        <chart:plot-area chart:style-name="ch3" table:cell-range-address="'Version parallèle'.A1:'Version parallèle'.B25" chart:data-source-has-labels="row" svg:x="1.234cm" svg:y="1.165cm" svg:width="9.693cm" svg:height="4.001cm">
          <chart:coordinate-region svg:x="1.961cm" svg:y="1.364cm" svg:width="8.78cm" svg:height="3.155cm"/>
          <chart:axis chart:dimension="x" chart:name="primary-x" chart:style-name="ch4">
            <chart:title svg:x="4.475cm" svg:y="5.291cm" chart:style-name="ch5">
              <text:p>OMP_NUM_THREAD</text:p>
            </chart:title>
          </chart:axis>
          <chart:axis chart:dimension="y" chart:name="primary-y" chart:style-name="ch6">
            <chart:title svg:x="0.451cm" svg:y="3.884cm" chart:style-name="ch7">
              <text:p>Durée (s)</text:p>
            </chart:title>
            <chart:grid chart:style-name="ch8" chart:class="major"/>
          </chart:axis>
          <chart:series chart:style-name="ch9" chart:values-cell-range-address="'Version parallèle'.B2:'Version parallèle'.B25" chart:label-cell-address="'Version parallèle'.B1:'Version parallèle'.B1" chart:class="chart:scatter">
            <chart:domain table:cell-range-address="'Version parallèle'.A2:'Version parallèle'.A25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ée</text:p>
                <draw:g>
                  <svg:desc>'Version parallèle'.B1:'Version parallèl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Version parallèle'.A2:'Version parallèle'.A25</svg:desc>
                </draw:g>
              </table:table-cell>
              <table:table-cell office:value-type="float" office:value="2.431519">
                <text:p>2.431519</text:p>
                <draw:g>
                  <svg:desc>'Version parallèle'.B2:'Version parallèle'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80073">
                <text:p>1.580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406451">
                <text:p>1.406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428545">
                <text:p>1.428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551467">
                <text:p>1.551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379755">
                <text:p>1.379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76638">
                <text:p>1.476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86293">
                <text:p>1.386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686124">
                <text:p>1.686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564361">
                <text:p>1.564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531925">
                <text:p>1.5319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529786">
                <text:p>1.529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52002">
                <text:p>1.52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607422">
                <text:p>1.607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51307">
                <text:p>1.51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501148">
                <text:p>1.501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25245">
                <text:p>1.525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524746">
                <text:p>1.5247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537244">
                <text:p>1.537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636053">
                <text:p>1.636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534472">
                <text:p>1.534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527455">
                <text:p>1.527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538002">
                <text:p>1.538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502409">
                <text:p>1.502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75cm" svg:height="6.226cm" xlink:href=".." xlink:type="simple" chart:class="chart:scatter" chart:style-name="ch1">
        <chart:title svg:x="4.554cm" svg:y="0.26cm" chart:style-name="ch2">
          <text:p>Speedup</text:p>
        </chart:title>
        <chart:plot-area chart:style-name="ch3" table:cell-range-address="'Version parallèle'.A1:'Version parallèle'.A25 'Version parallèle'.C1:'Version parallèle'.C25" chart:data-source-has-labels="row" svg:x="1.232cm" svg:y="1.163cm" svg:width="9.622cm" svg:height="3.958cm">
          <chart:coordinate-region svg:x="1.959cm" svg:y="1.362cm" svg:width="8.708cm" svg:height="3.112cm"/>
          <chart:axis chart:dimension="x" chart:name="primary-x" chart:style-name="ch4">
            <chart:title svg:x="4.438cm" svg:y="5.245cm" chart:style-name="ch5">
              <text:p>OMP_NUM_THREAD</text:p>
            </chart:title>
          </chart:axis>
          <chart:axis chart:dimension="y" chart:name="primary-y" chart:style-name="ch6">
            <chart:title svg:x="0.451cm" svg:y="3.834cm" chart:style-name="ch7">
              <text:p>Speedup</text:p>
            </chart:title>
            <chart:grid chart:style-name="ch8" chart:class="major"/>
          </chart:axis>
          <chart:series chart:style-name="ch9" chart:values-cell-range-address="'Version parallèle'.C2:'Version parallèle'.C25" chart:label-cell-address="'Version parallèle'.C1:'Version parallèle'.C1" chart:class="chart:scatter">
            <chart:domain table:cell-range-address="'Version parallèle'.A2:'Version parallèle'.A25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'Version parallèle'.C1:'Version parallèl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Version parallèle'.A2:'Version parallèle'.A25</svg:desc>
                </draw:g>
              </table:table-cell>
              <table:table-cell office:value-type="float" office:value="1">
                <text:p>1</text:p>
                <draw:g>
                  <svg:desc>'Version parallèle'.C2:'Version parallèle'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3886497649159">
                <text:p>1.53886497649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2883306990432">
                <text:p>1.72883306990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70209478875359">
                <text:p>1.70209478875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5672386199642">
                <text:p>1.5672386199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6228315896663">
                <text:p>1.76228315896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64665882904273">
                <text:p>1.64665882904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75397192368424">
                <text:p>1.753971923684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4207602762312">
                <text:p>1.44207602762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55432090163332">
                <text:p>1.55432090163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58723109812817">
                <text:p>1.58723109812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58945041986265">
                <text:p>1.58945041986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59966250444073">
                <text:p>1.59966250444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51268241942688">
                <text:p>1.51268241942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60701025068239">
                <text:p>1.60701025068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61977300039703">
                <text:p>1.61977300039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9418257394714">
                <text:p>1.59418257394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59470429828968">
                <text:p>1.59470429828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58173913835409">
                <text:p>1.58173913835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8621041005395">
                <text:p>1.48621041005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58459652571047">
                <text:p>1.58459652571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59187602908105">
                <text:p>1.59187602908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58095958262733">
                <text:p>1.58095958262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61841349459435">
                <text:p>1.618413494594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52cm" svg:height="6.273cm" xlink:href=".." xlink:type="simple" chart:class="chart:scatter" chart:style-name="ch1">
        <chart:title svg:x="4.884cm" svg:y="0.261cm" chart:style-name="ch2">
          <text:p>Durée</text:p>
        </chart:title>
        <chart:plot-area chart:style-name="ch3" table:cell-range-address="'Version séquentielle'.A1:'Version séquentielle'.B25" chart:data-source-has-labels="row" svg:x="1.234cm" svg:y="1.165cm" svg:width="9.695cm" svg:height="4.002cm">
          <chart:coordinate-region svg:x="2.146cm" svg:y="1.364cm" svg:width="8.783cm" svg:height="3.156cm"/>
          <chart:axis chart:dimension="x" chart:name="primary-x" chart:style-name="ch4">
            <chart:title svg:x="4.476cm" svg:y="5.292cm" chart:style-name="ch5">
              <text:p>OMP_NUM_THREAD</text:p>
            </chart:title>
          </chart:axis>
          <chart:axis chart:dimension="y" chart:name="primary-y" chart:style-name="ch6">
            <chart:title svg:x="0.451cm" svg:y="3.885cm" chart:style-name="ch7">
              <text:p>Durée (s)</text:p>
            </chart:title>
            <chart:grid chart:style-name="ch8" chart:class="major"/>
          </chart:axis>
          <chart:series chart:style-name="ch9" chart:values-cell-range-address="'Version séquentielle'.B2:'Version séquentielle'.B25" chart:label-cell-address="'Version séquentielle'.B1:'Version séquentielle'.B1" chart:class="chart:scatter">
            <chart:domain table:cell-range-address="'Version séquentielle'.A2:'Version séquentielle'.A25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ée</text:p>
                <draw:g>
                  <svg:desc>'Version séquentielle'.B1:'Version séquentiell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Version séquentielle'.A2:'Version séquentielle'.A25</svg:desc>
                </draw:g>
              </table:table-cell>
              <table:table-cell office:value-type="float" office:value="24.664288">
                <text:p>24.664288</text:p>
                <draw:g>
                  <svg:desc>'Version séquentielle'.B2:'Version séquentielle'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162463">
                <text:p>25.162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4.773503">
                <text:p>24.773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.833193">
                <text:p>24.833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.848926">
                <text:p>25.848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.807469">
                <text:p>24.807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.584164">
                <text:p>24.584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.680035">
                <text:p>24.680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.588707">
                <text:p>25.588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.843454">
                <text:p>24.843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.903329">
                <text:p>24.903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.634035">
                <text:p>24.634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.793837">
                <text:p>24.793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.604963">
                <text:p>24.6049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.309304">
                <text:p>25.309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.772815">
                <text:p>24.772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.957447">
                <text:p>24.957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5.79929">
                <text:p>25.79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4.997959">
                <text:p>24.9979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.901127">
                <text:p>24.901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4.727305">
                <text:p>24.727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5.965422">
                <text:p>25.965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.737303">
                <text:p>24.737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.701368">
                <text:p>25.7013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54cm" svg:height="6.274cm" xlink:href=".." xlink:type="simple" chart:class="chart:scatter" chart:style-name="ch1">
        <chart:title svg:x="4.594cm" svg:y="0.261cm" chart:style-name="ch2">
          <text:p>Speedup</text:p>
        </chart:title>
        <chart:plot-area chart:style-name="ch3" table:cell-range-address="'Version séquentielle'.A1:'Version séquentielle'.A25 'Version séquentielle'.C1:'Version séquentielle'.C25" chart:data-source-has-labels="row" svg:x="1.234cm" svg:y="1.165cm" svg:width="9.697cm" svg:height="4.003cm">
          <chart:coordinate-region svg:x="2.146cm" svg:y="1.364cm" svg:width="8.785cm" svg:height="3.157cm"/>
          <chart:axis chart:dimension="x" chart:name="primary-x" chart:style-name="ch4">
            <chart:title svg:x="4.477cm" svg:y="5.293cm" chart:style-name="ch5">
              <text:p>OMP_NUM_THREAD</text:p>
            </chart:title>
          </chart:axis>
          <chart:axis chart:dimension="y" chart:name="primary-y" chart:style-name="ch6">
            <chart:title svg:x="0.451cm" svg:y="3.858cm" chart:style-name="ch7">
              <text:p>Speedup</text:p>
            </chart:title>
            <chart:grid chart:style-name="ch8" chart:class="major"/>
          </chart:axis>
          <chart:series chart:style-name="ch9" chart:values-cell-range-address="'Version séquentielle'.C2:'Version séquentielle'.C25" chart:label-cell-address="'Version séquentielle'.C1:'Version séquentielle'.C1" chart:class="chart:scatter">
            <chart:domain table:cell-range-address="'Version séquentielle'.A2:'Version séquentielle'.A25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'Version séquentielle'.C1:'Version séquentiell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Version séquentielle'.A2:'Version séquentielle'.A25</svg:desc>
                </draw:g>
              </table:table-cell>
              <table:table-cell office:value-type="float" office:value="1">
                <text:p>1</text:p>
                <draw:g>
                  <svg:desc>'Version séquentielle'.C2:'Version séquentielle'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0201659909048">
                <text:p>0.980201659909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5591459148914">
                <text:p>0.995591459148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93198417940053">
                <text:p>0.993198417940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5417070713112">
                <text:p>0.95417070713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94228310836547">
                <text:p>0.99422831083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0325917122909">
                <text:p>1.00325917122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99361953903226">
                <text:p>0.999361953903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63873946424882">
                <text:p>0.963873946424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92788200867722">
                <text:p>0.992788200867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90401243143035">
                <text:p>0.990401243143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00122809762997">
                <text:p>1.00122809762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94774951533319">
                <text:p>0.9947749515333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00241109893154">
                <text:p>1.00241109893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74514668597762">
                <text:p>0.9745146685977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95619109091962">
                <text:p>0.99561910909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88253646296434">
                <text:p>0.988253646296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5600646374377">
                <text:p>0.956006463743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86652070275017">
                <text:p>0.986652070275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90488824060052">
                <text:p>0.990488824060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7451521708492">
                <text:p>0.997451521708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49889741826649">
                <text:p>0.9498897418266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97048384781478">
                <text:p>0.997048384781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59648840481954">
                <text:p>0.9596488404819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